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ormatterTests.shouldUseCorrec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teFormatterTests.shouldPrintAndParse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FormatterTests.shouldPrintAndParse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FormatterTests.getDate( int year , int month , int dayOfMon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erTests.shouldPrintAndParseISO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FormatterTests.shouldPrintAndParseMedi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FormatterTests.shouldPrintAndParse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FormatterTests.shouldPrintAndParseISO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FormatterTests.shouldPrintAndParseFrom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FormatterTests.shouldPrintAndParseISO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FormatterTests.shouldPrintAndParse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FormatterTests.shouldThrowOnUnsupportedStyl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FormatterTests.getDate( int year , int month , int dayOfMonth , int hour , int minute , int second , int milli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